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DatabasePopulatorTests.constructWith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DatabasePopulatorTests.addPopul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DatabasePopulatorTests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DatabasePopulatorTests.constructWith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DatabasePopulatorTests.setPopulatorsFor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DatabasePopulatorTests.setPopulatorsWith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